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30e4" officeooo:paragraph-rsid="000430e4"/>
    </style:style>
    <style:style style:name="P2" style:family="paragraph" style:parent-style-name="Standard">
      <style:text-properties fo:font-weight="bold" officeooo:rsid="000430e4" officeooo:paragraph-rsid="000430e4" style:font-weight-asian="bold" style:font-weight-complex="bold"/>
    </style:style>
    <style:style style:name="P3" style:family="paragraph" style:parent-style-name="Standard">
      <style:text-properties officeooo:rsid="0005d135" officeooo:paragraph-rsid="0005d135"/>
    </style:style>
    <style:style style:name="P4" style:family="paragraph" style:parent-style-name="Standard">
      <style:text-properties officeooo:rsid="000719a8" officeooo:paragraph-rsid="000719a8"/>
    </style:style>
    <style:style style:name="P5" style:family="paragraph" style:parent-style-name="Standard">
      <style:text-properties officeooo:rsid="000719a8" officeooo:paragraph-rsid="0007ca82"/>
    </style:style>
    <style:style style:name="P6" style:family="paragraph" style:parent-style-name="Standard">
      <style:text-properties officeooo:rsid="0007ca82" officeooo:paragraph-rsid="0007ca82"/>
    </style:style>
    <style:style style:name="P7" style:family="paragraph" style:parent-style-name="Standard">
      <style:text-properties officeooo:rsid="0009e141" officeooo:paragraph-rsid="0009e141"/>
    </style:style>
    <style:style style:name="P8" style:family="paragraph" style:parent-style-name="Standard">
      <style:text-properties officeooo:rsid="00126ac5" officeooo:paragraph-rsid="00126ac5"/>
    </style:style>
    <style:style style:name="P9" style:family="paragraph" style:parent-style-name="Standard">
      <style:text-properties officeooo:rsid="001436e1" officeooo:paragraph-rsid="001436e1"/>
    </style:style>
    <style:style style:name="P10" style:family="paragraph" style:parent-style-name="Standard">
      <style:text-properties officeooo:rsid="00180047" officeooo:paragraph-rsid="00180047"/>
    </style:style>
    <style:style style:name="P11" style:family="paragraph" style:parent-style-name="Standard">
      <style:text-properties officeooo:rsid="0019d59f" officeooo:paragraph-rsid="0019d59f"/>
    </style:style>
    <style:style style:name="P12" style:family="paragraph" style:parent-style-name="Standard">
      <style:text-properties officeooo:rsid="001b8fc2" officeooo:paragraph-rsid="001b8fc2"/>
    </style:style>
    <style:style style:name="P13" style:family="paragraph" style:parent-style-name="Standard">
      <style:text-properties officeooo:rsid="001d7d3c" officeooo:paragraph-rsid="001d7d3c"/>
    </style:style>
    <style:style style:name="P14" style:family="paragraph" style:parent-style-name="Standard">
      <style:text-properties officeooo:rsid="001da2cb" officeooo:paragraph-rsid="001da2cb"/>
    </style:style>
    <style:style style:name="P15" style:family="paragraph" style:parent-style-name="Standard">
      <style:text-properties officeooo:rsid="001eea00" officeooo:paragraph-rsid="001eea00"/>
    </style:style>
    <style:style style:name="P16" style:family="paragraph" style:parent-style-name="Standard">
      <style:text-properties officeooo:rsid="0020b9e9" officeooo:paragraph-rsid="0020b9e9"/>
    </style:style>
    <style:style style:name="P17" style:family="paragraph" style:parent-style-name="Standard">
      <style:text-properties officeooo:rsid="00242126" officeooo:paragraph-rsid="00242126"/>
    </style:style>
    <style:style style:name="P18" style:family="paragraph" style:parent-style-name="Standard">
      <style:text-properties officeooo:rsid="0026a557" officeooo:paragraph-rsid="0026a557"/>
    </style:style>
    <style:style style:name="P19" style:family="paragraph" style:parent-style-name="Standard">
      <style:text-properties officeooo:rsid="002b13fc" officeooo:paragraph-rsid="002b13fc"/>
    </style:style>
    <style:style style:name="P20" style:family="paragraph" style:parent-style-name="Standard" style:list-style-name="L1">
      <style:text-properties officeooo:rsid="000430e4" officeooo:paragraph-rsid="000430e4"/>
    </style:style>
    <style:style style:name="P21" style:family="paragraph" style:parent-style-name="Standard" style:list-style-name="L2">
      <style:text-properties officeooo:rsid="0024d5e0" officeooo:paragraph-rsid="0024d5e0"/>
    </style:style>
    <style:style style:name="P22" style:family="paragraph" style:parent-style-name="Standard">
      <style:text-properties officeooo:rsid="002ac769" officeooo:paragraph-rsid="0020b9e9"/>
    </style:style>
    <style:style style:name="P23" style:family="paragraph" style:parent-style-name="Standard" style:list-style-name="L3">
      <style:text-properties officeooo:rsid="002b13fc" officeooo:paragraph-rsid="002b13fc"/>
    </style:style>
    <style:style style:name="P24" style:family="paragraph" style:parent-style-name="Standard">
      <style:text-properties officeooo:rsid="002b13fc" officeooo:paragraph-rsid="002b13fc"/>
    </style:style>
    <style:style style:name="P25" style:family="paragraph" style:parent-style-name="Standard">
      <style:text-properties fo:color="#000000" style:font-name="Droid Sans Mono" fo:font-size="8pt" officeooo:rsid="000430e4" officeooo:paragraph-rsid="000430e4" style:font-size-asian="8pt" style:font-size-complex="8pt"/>
    </style:style>
    <style:style style:name="P26" style:family="paragraph" style:parent-style-name="Standard">
      <style:text-properties fo:color="#000000" style:font-name="Droid Sans Mono" fo:font-size="8pt" officeooo:rsid="000430e4" officeooo:paragraph-rsid="0005d135" style:font-size-asian="8pt" style:font-size-complex="8pt"/>
    </style:style>
    <style:style style:name="P27" style:family="paragraph" style:parent-style-name="Standard">
      <style:text-properties fo:color="#000000" style:font-name="Droid Sans Mono" fo:font-size="8pt" officeooo:rsid="000430e4" officeooo:paragraph-rsid="0007ca82" style:font-size-asian="8pt" style:font-size-complex="8pt"/>
    </style:style>
    <style:style style:name="P28" style:family="paragraph" style:parent-style-name="Standard">
      <style:text-properties fo:color="#000000" style:font-name="Droid Sans Mono" fo:font-size="8pt" officeooo:rsid="0008b0b2" officeooo:paragraph-rsid="0008b0b2" style:font-size-asian="8pt" style:font-size-complex="8pt"/>
    </style:style>
    <style:style style:name="P29" style:family="paragraph" style:parent-style-name="Standard">
      <style:text-properties fo:color="#000000" style:font-name="Droid Sans Mono" fo:font-size="8pt" officeooo:rsid="0008b0b2" officeooo:paragraph-rsid="000430e4" style:font-size-asian="8pt" style:font-size-complex="8pt"/>
    </style:style>
    <style:style style:name="P30" style:family="paragraph" style:parent-style-name="Standard">
      <style:text-properties fo:color="#000000" style:font-name="Droid Sans Mono" fo:font-size="8pt" officeooo:rsid="00242126" officeooo:paragraph-rsid="00242126" style:font-size-asian="8pt" style:font-size-complex="8pt"/>
    </style:style>
    <style:style style:name="P31" style:family="paragraph" style:parent-style-name="Standard">
      <style:text-properties fo:color="#000000" style:font-name="Droid Sans Mono" fo:font-size="8pt" officeooo:rsid="0009e141" officeooo:paragraph-rsid="0009e141" style:font-size-asian="8pt" style:font-size-complex="8pt"/>
    </style:style>
    <style:style style:name="P32" style:family="paragraph" style:parent-style-name="Standard">
      <style:text-properties fo:color="#000000" style:font-name="Droid Sans Mono" fo:font-size="8pt" officeooo:rsid="0005d135" officeooo:paragraph-rsid="0005d135" style:font-size-asian="8pt" style:font-size-complex="8pt"/>
    </style:style>
    <style:style style:name="P33" style:family="paragraph" style:parent-style-name="Standard">
      <style:text-properties fo:color="#000000" style:font-name="Droid Sans Mono" fo:font-size="8pt" officeooo:rsid="000d3190" officeooo:paragraph-rsid="000d3190" style:font-size-asian="8pt" style:font-size-complex="8pt"/>
    </style:style>
    <style:style style:name="P34" style:family="paragraph" style:parent-style-name="Standard">
      <style:text-properties fo:color="#000000" style:font-name="Droid Sans Mono" fo:font-size="8pt" officeooo:rsid="00116198" officeooo:paragraph-rsid="00116198" style:font-size-asian="8pt" style:font-size-complex="8pt"/>
    </style:style>
    <style:style style:name="P35" style:family="paragraph" style:parent-style-name="Standard">
      <style:text-properties fo:color="#000000" style:font-name="Droid Sans Mono" fo:font-size="8pt" officeooo:rsid="00180047" officeooo:paragraph-rsid="00180047" style:font-size-asian="8pt" style:font-size-complex="8pt"/>
    </style:style>
    <style:style style:name="P36" style:family="paragraph" style:parent-style-name="Standard">
      <style:text-properties fo:color="#000000" style:font-name="Droid Sans Mono" fo:font-size="8pt" officeooo:rsid="001436e1" officeooo:paragraph-rsid="001436e1" style:font-size-asian="8pt" style:font-size-complex="8pt"/>
    </style:style>
    <style:style style:name="P37" style:family="paragraph" style:parent-style-name="Standard">
      <style:text-properties fo:color="#000000" style:font-name="Droid Sans Mono" fo:font-size="8pt" officeooo:rsid="001b8fc2" officeooo:paragraph-rsid="001b8fc2" style:font-size-asian="8pt" style:font-size-complex="8pt"/>
    </style:style>
    <style:style style:name="P38" style:family="paragraph" style:parent-style-name="Standard">
      <style:text-properties fo:color="#000000" style:font-name="Droid Sans Mono" fo:font-size="8pt" officeooo:rsid="001d7d3c" officeooo:paragraph-rsid="001d7d3c" style:font-size-asian="8pt" style:font-size-complex="8pt"/>
    </style:style>
    <style:style style:name="P39" style:family="paragraph" style:parent-style-name="Standard">
      <style:text-properties fo:color="#000000" style:font-name="Droid Sans Mono" fo:font-size="8pt" officeooo:rsid="001d7d3c" officeooo:paragraph-rsid="00275770" style:font-size-asian="8pt" style:font-size-complex="8pt"/>
    </style:style>
    <style:style style:name="P40" style:family="paragraph" style:parent-style-name="Standard">
      <style:text-properties fo:color="#000000" style:font-name="Droid Sans Mono" fo:font-size="8pt" officeooo:rsid="002b13fc" officeooo:paragraph-rsid="002b13fc" style:font-size-asian="8pt" style:font-size-complex="8pt"/>
    </style:style>
    <style:style style:name="P41" style:family="paragraph" style:parent-style-name="Standard">
      <style:text-properties fo:color="#000000" style:font-name="Droid Sans Mono" fo:font-size="8pt" officeooo:rsid="002ac769" officeooo:paragraph-rsid="002ac769" style:font-size-asian="8pt" style:font-size-complex="8pt"/>
    </style:style>
    <style:style style:name="P42" style:family="paragraph" style:parent-style-name="Standard">
      <style:text-properties fo:color="#000000" style:font-name="Droid Sans Mono" fo:font-size="8pt" officeooo:rsid="002e2a65" officeooo:paragraph-rsid="002e2a65" style:font-size-asian="8pt" style:font-size-complex="8pt"/>
    </style:style>
    <style:style style:name="P43" style:family="paragraph" style:parent-style-name="Standard">
      <style:text-properties fo:color="#000000" style:font-name="Droid Sans Mono" fo:font-size="8pt" officeooo:rsid="002e2a65" officeooo:paragraph-rsid="002fee4a" style:font-size-asian="8pt" style:font-size-complex="8pt"/>
    </style:style>
    <style:style style:name="P44" style:family="paragraph" style:parent-style-name="Standard">
      <style:text-properties officeooo:rsid="001eea00" officeooo:paragraph-rsid="001eea00"/>
    </style:style>
    <style:style style:name="P45" style:family="paragraph" style:parent-style-name="Standard">
      <style:text-properties officeooo:rsid="002e2a65" officeooo:paragraph-rsid="002e2a65"/>
    </style:style>
    <style:style style:name="P46" style:family="paragraph" style:parent-style-name="Standard" style:list-style-name="L3">
      <style:text-properties officeooo:rsid="002fee4a" officeooo:paragraph-rsid="002fee4a"/>
    </style:style>
    <style:style style:name="T1" style:family="text">
      <style:text-properties fo:font-weight="bold" style:font-weight-asian="bold" style:font-weight-complex="bold"/>
    </style:style>
    <style:style style:name="T2" style:family="text">
      <style:text-properties fo:font-weight="bold" officeooo:rsid="000719a8" style:font-weight-asian="bold" style:font-weight-complex="bold"/>
    </style:style>
    <style:style style:name="T3" style:family="text">
      <style:text-properties officeooo:rsid="0007ca82"/>
    </style:style>
    <style:style style:name="T4" style:family="text">
      <style:text-properties officeooo:rsid="000e4550"/>
    </style:style>
    <style:style style:name="T5" style:family="text">
      <style:text-properties officeooo:rsid="000d3190"/>
    </style:style>
    <style:style style:name="T6" style:family="text">
      <style:text-properties officeooo:rsid="00143940"/>
    </style:style>
    <style:style style:name="T7" style:family="text">
      <style:text-properties officeooo:rsid="00215008"/>
    </style:style>
    <style:style style:name="T8" style:family="text">
      <style:text-properties officeooo:rsid="0022ca0f"/>
    </style:style>
    <style:style style:name="T9" style:family="text">
      <style:text-properties officeooo:rsid="00242126"/>
    </style:style>
    <style:style style:name="T10" style:family="text">
      <style:text-properties officeooo:rsid="0024d5e0"/>
    </style:style>
    <style:style style:name="T11" style:family="text">
      <style:text-properties officeooo:rsid="00275770"/>
    </style:style>
    <style:style style:name="T12" style:family="text">
      <style:text-properties officeooo:rsid="0028e31a"/>
    </style:style>
    <style:style style:name="T13" style:family="text">
      <style:text-properties officeooo:rsid="002ac769"/>
    </style:style>
    <style:style style:name="T14" style:family="text">
      <style:text-properties officeooo:rsid="002c6969"/>
    </style:style>
    <style:style style:name="T15" style:family="text">
      <style:text-properties officeooo:rsid="002e2a65"/>
    </style:style>
    <style:style style:name="T16" style:family="text">
      <style:text-properties officeooo:rsid="002fee4a"/>
    </style:style>
    <style:style style:name="fr1" style:family="graphic" style:parent-style-name="Frame">
      <style:graphic-properties style:vertical-pos="middle" style:vertical-rel="baseline" style:horizontal-pos="from-left" style:horizontal-rel="paragraph" fo:background-color="#ffffff" style:background-transparency="0%" draw:fill="solid" draw:fill-color="#ffffff" draw:fill-image-width="0in" draw:fill-image-height="0in" style:shadow="none" draw:shadow-opacity="100%">
        <style:background-image/>
        <style:columns fo:column-count="1" fo:column-gap="0in"/>
      </style:graphic-properties>
    </style:style>
    <style:style style:name="fr2" style:family="graphic" style:parent-style-name="Frame">
      <style:graphic-properties style:vertical-pos="from-top" style:horizontal-pos="from-left" style:horizontal-rel="paragraph" fo:background-color="#ffffff" style:background-transparency="0%" draw:fill="solid" draw:fill-color="#ffffff">
        <style:background-image/>
      </style:graphic-properties>
    </style:style>
    <style:style style:name="fr3" style:family="graphic" style:parent-style-name="Frame">
      <style:graphic-properties style:vertical-pos="middle" style:vertical-rel="baseline" style:horizontal-pos="from-left" style:horizontal-rel="paragraph" fo:background-color="#ffffff" style:background-transparency="0%" draw:fill="solid" draw:fill-color="#ffffff">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fter creating the maven project from the Archetype, we will be left with a new stub project which has a single verticle:</text:p>
      <text:p text:style-name="P1"/>
      <text:p text:style-name="P2">src/main/resources/com/codepalousa/vertx/main.js</text:p>
      <text:p text:style-name="P1"/>
      <text:p text:style-name="P1">Initially, this fille will ONLY contain:</text:p>
      <text:p text:style-name="P1"><draw:frame draw:style-name="fr1" draw:name="Listing 1" text:anchor-type="as-char" svg:width="6.8055in" draw:z-index="0"><draw:text-box fo:min-height="0.5681in"><text:p text:style-name="P25">var server = vertx.createHttpServer();</text:p><text:p text:style-name="P25"/><text:p text:style-name="P25">server.requestHandler(function(req) {</text:p><text:p text:style-name="P25"><text:s text:c="2"/>req.response().putHeader("Content-Type", "text/html").end("&lt;html&gt;&lt;body&gt;&lt;h1&gt;Hello Vert.x&lt;/h1&gt;&lt;/body&gt;&lt;/html&gt;");</text:p><text:p text:style-name="P25">});</text:p><text:p text:style-name="P25"/><text:p text:style-name="P25">server.listen(9080);</text:p></draw:text-box><svg:title>Listing 1</svg:title></draw:frame></text:p>
      <text:p text:style-name="P1"/>
      <text:p text:style-name="P1">Let's dissect this a bit to make sure that we understand what is happening.</text:p>
      <text:p text:style-name="P1"/>
      <text:list xml:id="list1969195154565818423" text:style-name="L1">
        <text:list-item>
          <text:p text:style-name="P20">We create a “server” instance. Vert.x has HTTP servers as part of the base API</text:p>
        </text:list-item>
        <text:list-item>
          <text:p text:style-name="P20">Next, we set an async handler for requests coming into this newly created server. In this case, every request will get the same response, our “Hello Vert.x!!!” message. We will discuss more complicated web applications shortly.</text:p>
        </text:list-item>
        <text:list-item>
          <text:p text:style-name="P20">Finally, we tell the server to start listening for new requests on a given port (We could also specify the listening address here if we wanted).</text:p>
        </text:list-item>
      </text:list>
      <text:p text:style-name="P1"/>
      <text:p text:style-name="P1">We could shorten this up a bit if we like by using the fluent APIs of Vert.x:</text:p>
      <text:p text:style-name="P1"><draw:frame draw:style-name="fr2" draw:name="Frame3" text:anchor-type="as-char" svg:y="-0.4102in" svg:width="6.8055in" draw:z-index="1"><draw:text-box fo:min-height="0.8043in"><text:p text:style-name="P25">vertx.createHttpServer().requestHandler(function(req) {</text:p><text:p text:style-name="P25"><text:s text:c="2"/>req.response().putHeader("Content-Type", "text/html").end("&lt;html&gt;&lt;body&gt;&lt;h1&gt;Hello Vert.x&lt;/h1&gt;&lt;/body&gt;&lt;/html&gt;");</text:p><text:p text:style-name="P25">}).listen(9080);</text:p></draw:text-box></draw:frame></text:p>
      <text:p text:style-name="P1">Though this is a little less typing, it somewhat hinders readability. Since the code is already VERY concise, I will err on the side of readability throughout this workshop so that everyone can readily follow along. Almost ALL of Vert.x's APIs are fluent and can be chained together, so if you prefer that it is your option to use it.</text:p>
      <text:p text:style-name="P1"/>
      <text:p text:style-name="P3">Next, let's create a second verticle.. In the same folder as <text:span text:style-name="T1">main.js</text:span>, create <text:span text:style-name="T1">ping-</text:span><text:span text:style-name="T2">endpoint</text:span><text:span text:style-name="T1">.js</text:span>. Start that file the same as main.js:</text:p>
      <text:p text:style-name="P3"><draw:frame draw:style-name="fr2" draw:name="Frame4" text:anchor-type="as-char" svg:y="-0.4102in" svg:width="6.8055in" draw:z-index="2"><draw:text-box fo:min-height="0.4165in"><text:p text:style-name="P26">var Vertx = require("vertx-js/vertx");</text:p><text:p text:style-name="P26">var vertx = Vertx.vertx();</text:p></draw:text-box></draw:frame></text:p>
      <text:p text:style-name="P3">Now, we will tell Vert.x to use the event bus to listen for messages:</text:p>
      <text:p text:style-name="P3"><draw:frame draw:style-name="fr2" draw:name="Frame5" text:anchor-type="as-char" svg:y="-0.4102in" svg:width="6.8055in" draw:z-index="3"><draw:text-box fo:min-height="0.4165in"><text:p text:style-name="P26">var Vertx = require("vertx-js/vertx");</text:p><text:p text:style-name="P26">var vertx = Vertx.vertx();</text:p><text:p text:style-name="P26"/><text:p text:style-name="P32">var eb = vertx.eventBus();</text:p><text:p text:style-name="P32"/><text:p text:style-name="P32">eb.consumer(“ping-address”, function(message) {</text:p><text:p text:style-name="P32"><text:s text:c="4"/>console.log(“Recieved Message: “ + message.body);</text:p><text:p text:style-name="P32"><text:s text:c="4"/><text:span text:style-name="T7">eb.publish</text:span>(“<text:span text:style-name="T8">pong-address”, </text:span>“pong!”);</text:p><text:p text:style-name="P32">});</text:p></draw:text-box></draw:frame></text:p>
      <text:p text:style-name="P4">This is another simple Verticle which makes use of some core functionality in Vert.x, the Event Bus. <text:soft-page-break/>Every verticle inside of a given Vert.x instance shares access to this event bus. Moreso, when you use the clustering option, which I will demonstrate later, multiple instances of Vert.x across multiple hosts can share an event bus so that you can build distributed systems.</text:p>
      <text:p text:style-name="P4"/>
      <text:p text:style-name="P6">Now, let's have our HTTP server send pings every time we make an HTTP request:</text:p>
      <text:p text:style-name="P5"><draw:frame draw:style-name="fr3" draw:name="Frame6" text:anchor-type="as-char" svg:width="6.8055in" draw:z-index="4"><draw:text-box fo:min-height="0.5681in"><text:p text:style-name="P25">var server = vertx.createHttpServer();</text:p><text:p text:style-name="P25"/><text:p text:style-name="P28">vertx.deployVerticle(“com/codepalousa/vertx/ping-endpoint.js”);</text:p><text:p text:style-name="P25"/><text:p text:style-name="P25">server.requestHandler(function(req) {</text:p><text:p text:style-name="P25"><text:s text:c="2"/>req.response().putHeader("Content-Type", "text/html").end("&lt;html&gt;&lt;body&gt;&lt;h1&gt;Hello Vert.x&lt;/h1&gt;&lt;/body&gt;&lt;/html&gt;");</text:p><text:p text:style-name="P27"><text:s text:c="2"/><text:span text:style-name="T3">vertx.eventBus().publish(“ping-address”, “ping!”);</text:span></text:p><text:p text:style-name="P25">});</text:p><text:p text:style-name="P25"/><text:p text:style-name="P30">vertx.eventBus().consumer(“pong-address”, function(message) {</text:p><text:p text:style-name="P30"><text:s text:c="2"/>console.log(“Reply: “+message.body());</text:p><text:p text:style-name="P30">});</text:p><text:p text:style-name="P25"/><text:p text:style-name="P25">server.listen(9080);</text:p></draw:text-box></draw:frame></text:p>
      <text:p text:style-name="P7">When we run this, every time that someone makes an HTTP request, the main Verticle will <text:span text:style-name="T9">publish</text:span> a <text:span text:style-name="T9">message</text:span> to the ping-<text:span text:style-name="T9">addres on the event bus, </text:span>and we will see the request and the response logged to STDOUT:</text:p>
      <text:p text:style-name="P7"><draw:frame draw:style-name="fr3" draw:name="Frame1" text:anchor-type="as-char" svg:width="6.8055in" draw:z-index="5"><draw:text-box fo:min-height="0.5681in"><text:p text:style-name="P31">$ java -jar target/codepalousa-vertx-example-1.0-SNAPSHOT-fat.jar </text:p><text:p text:style-name="P31">Ping verticle deployed</text:p><text:p text:style-name="P31">Apr 20, 2015 10:06:46 AM io.vertx.core.Starter</text:p><text:p text:style-name="P31">INFO: Succeeded in deploying verticle</text:p><text:p text:style-name="P31">Received Ping: ping!</text:p><text:p text:style-name="P31">Received reply: pong!</text:p><text:p text:style-name="P31">Received Ping: ping!</text:p><text:p text:style-name="P31">Received reply: pong!</text:p><text:p text:style-name="P31">Received Ping: ping!</text:p><text:p text:style-name="P31">Received reply: pong!</text:p><text:p text:style-name="P31">Received Ping: ping!</text:p><text:p text:style-name="P31">Received reply: pong!</text:p></draw:text-box></draw:frame></text:p>
      <text:p text:style-name="P17">This is a perfect opportunity to show up Vert.x clustering. <text:span text:style-name="T10">To set up clustering is relatively simple. By default Vert.x uses multicast DNS to to find cluster nodes on the local network. The steps to make this work are as follows:</text:span></text:p>
      <text:p text:style-name="P17"/>
      <text:list xml:id="list2666885323229457656" text:style-name="L2">
        <text:list-item>
          <text:p text:style-name="P21">Copy the “default-cluster.xml” file into your project as “src/main/resources/cluster.xml”.</text:p>
        </text:list-item>
        <text:list-item>
          <text:p text:style-name="P21">Edit the “cluster.xml” file in your project and change the &lt;interfaces&gt; tag so that enabled=true</text:p>
        </text:list-item>
        <text:list-item>
          <text:p text:style-name="P21">Modify the interface address to match the local network.</text:p>
        </text:list-item>
        <text:list-item>
          <text:p text:style-name="P21">Modify the pom.xml to use the cluster arguments to start your verticle.</text:p>
        </text:list-item>
      </text:list>
      <text:p text:style-name="P7"/>
      <text:p text:style-name="P18">NOTE!!! When you run this inside of a docker container or a VM you will have to jump through extra hoops to ensure that the interfaces/ports/etc… are all correct.</text:p>
      <text:p text:style-name="P7"/>
      <text:p text:style-name="P7"/>
      <text:p text:style-name="P7">Now, let's turn this into a basic static HTTP server which will return content based on the requested path/filename..</text:p>
      <text:p text:style-name="P7"><text:soft-page-break/><draw:frame draw:style-name="fr3" draw:name="Frame7" text:anchor-type="as-char" svg:width="6.8055in" draw:z-index="6"><draw:text-box fo:min-height="0.5681in"><text:p text:style-name="P25">var server = vertx.createHttpServer();</text:p><text:p text:style-name="P29"/><text:p text:style-name="P33"><text:span text:style-name="T4">var </text:span>basePath = “/var/www/html”;</text:p><text:p text:style-name="P25"/><text:p text:style-name="P34">server.requestHandler(function(req) {</text:p><text:p text:style-name="P34"><text:s text:c="2"/>var file = req.path();</text:p><text:p text:style-name="P34"><text:s text:c="2"/>if (file==="/") {</text:p><text:p text:style-name="P34"><text:s text:c="4"/>file = "/index.html";</text:p><text:p text:style-name="P34"><text:s text:c="2"/>}</text:p><text:p text:style-name="P34"><text:s text:c="2"/>req.response().sendFile(<text:span text:style-name="T5">basePath</text:span>+file, function(res, <text:bookmark-start text:name="__DdeLink__236_1442670106"/>error<text:bookmark-end text:name="__DdeLink__236_1442670106"/>) {</text:p><text:p text:style-name="P34"><text:s text:c="4"/>if (error!=null) {</text:p><text:p text:style-name="P34"><text:s text:c="6"/>console.log("File '"+file+"' not found.");</text:p><text:p text:style-name="P34"><text:s text:c="6"/>req.response().setStatusCode(404).setStatusMessage("NOT FOUND").end();</text:p><text:p text:style-name="P34"><text:s text:c="4"/>}</text:p><text:p text:style-name="P34"><text:s text:c="2"/>});</text:p><text:p text:style-name="P34">});</text:p><text:p text:style-name="P25"/><text:p text:style-name="P25">server.listen(9080);</text:p></draw:text-box></draw:frame></text:p>
      <text:p text:style-name="P8">The sendFile() function runs asynchronously, so it may not complete until some time after the function call returns (usually almost instantaneous).</text:p>
      <text:p text:style-name="P8">OK, serving static content is pretty simple. Let's move more into the “web application” realm. This requires the use of the Vert.x Apex extension. Apex provides tools for making more complex and featureful web applications. </text:p>
      <text:p text:style-name="P8"><draw:frame draw:style-name="fr3" draw:name="Frame8" text:anchor-type="as-char" svg:width="6.8055in" draw:z-index="7"><draw:text-box fo:min-height="0.5681in"><text:p text:style-name="P36">var server = vertx.createHttpServer();</text:p><text:p text:style-name="P36"/><text:p text:style-name="P36">var Router = require("vertx-apex-js/router");</text:p><text:p text:style-name="P36">var router = Router.router(vertx);</text:p><text:p text:style-name="P36"/><text:p text:style-name="P36">router.route("/rest/v1/todo").handler(function(routingContext) {</text:p><text:p text:style-name="P36"><text:s text:c="2"/>var response = routingContext.response();</text:p><text:p text:style-name="P36"><text:s text:c="2"/>response.putHeader("Content-Type", "text/html");</text:p><text:p text:style-name="P36"><text:s text:c="2"/>response.end("&lt;html&gt;&lt;body&gt;&lt;h1&gt;Hello Vert.x!!!&lt;/h1&gt;&lt;/body&gt;&lt;/html&gt;");</text:p><text:p text:style-name="P36">});</text:p><text:p text:style-name="P36"/><text:p text:style-name="P36">server.requestHandler(router.accept).listen(9080);</text:p></draw:text-box></draw:frame></text:p>
      <text:p text:style-name="P9">The Router allows us to specify the exact request path which our handler will be called for. You can specify multiple handlers for a single path and call routingContext.next() in order to have the “next” handler also <text:span text:style-name="T6">write to the output stream.</text:span></text:p>
      <text:p text:style-name="P9"><draw:frame draw:style-name="fr3" draw:name="Frame9" text:anchor-type="as-char" svg:width="6.8055in" draw:z-index="8"><draw:text-box fo:min-height="0.5681in"><text:p text:style-name="P35">var server = vertx.createHttpServer();</text:p><text:p text:style-name="P35"/><text:p text:style-name="P35">var Router = require("vertx-apex-js/router");</text:p><text:p text:style-name="P35">var router = Router.router(vertx);</text:p><text:p text:style-name="P35"/><text:p text:style-name="P35">router.route("/rest/v1/todo").handler(function(routingContext) {</text:p><text:p text:style-name="P35"><text:s text:c="2"/>var response = routingContext.response();</text:p><text:p text:style-name="P35"><text:s text:c="2"/>response.putHeader("Content-Type", "text/html");</text:p><text:p text:style-name="P35"><text:s text:c="2"/>response.setChunked(true);</text:p><text:p text:style-name="P35"><text:s text:c="2"/>response.write("&lt;html&gt;&lt;body&gt;&lt;h1&gt;Hello Vert.x!!!&lt;/h1&gt;&lt;/body&gt;&lt;/html&gt;");</text:p><text:p text:style-name="P35"><text:s text:c="2"/>routingContext.vertx().setTimer(100, function(tld) {</text:p><text:p text:style-name="P35"><text:s text:c="4"/>routingContext.next();</text:p><text:p text:style-name="P35"><text:s text:c="2"/>});</text:p><text:p text:style-name="P35">});</text:p><text:p text:style-name="P35"/><text:p text:style-name="P35">router.route("/rest/v1/todo").handler(function(routingContext) {</text:p><text:p text:style-name="P35"><text:s text:c="2"/>var response = routingContext.response();</text:p><text:p text:style-name="P35"><text:s text:c="2"/>response.setChunked(true);</text:p><text:p text:style-name="P35"><text:s text:c="2"/>response.write("&lt;!-- Comment at the end --&gt;");</text:p><text:p text:style-name="P35"><text:s text:c="2"/>response.end();</text:p><text:p text:style-name="P35">});</text:p><text:p text:style-name="P35"/><text:p text:style-name="P35">server.requestHandler(router.accept).listen(9080);</text:p></draw:text-box></draw:frame></text:p>
      <text:p text:style-name="P10"><text:soft-page-break/>But static URLs SUCK, so let's make it more useful!</text:p>
      <text:p text:style-name="P10"><draw:frame draw:style-name="fr3" draw:name="Frame10" text:anchor-type="as-char" svg:width="6.8055in" draw:z-index="9"><draw:text-box fo:min-height="0.5681in"><text:p text:style-name="P35">var server = vertx.createHttpServer();</text:p><text:p text:style-name="P35"/><text:p text:style-name="P35">var Router = require("vertx-apex-js/router");</text:p><text:p text:style-name="P35">var router = Router.router(vertx);</text:p><text:p text:style-name="P35"/><text:p text:style-name="P35">router.route("/rest/v1/todo/:id").handler(function(routingContext) {</text:p><text:p text:style-name="P35"><text:s text:c="2"/>var response = routingContext.response();</text:p><text:p text:style-name="P35"><text:s text:c="2"/>response.putHeader("Content-Type", "text/html");</text:p><text:p text:style-name="P35"><text:s text:c="2"/>response.setChunked(true);</text:p><text:p text:style-name="P35"><text:s text:c="2"/>response.write("&lt;html&gt;&lt;body&gt;&lt;h1&gt;Hello Vert.x!!! - "+routingContext.request().getParam("id")+"&lt;/h1&gt;&lt;/body&gt;&lt;/html&gt;");</text:p><text:p text:style-name="P35"><text:s text:c="2"/>routingContext.vertx().setTimer(100, function(tld) {</text:p><text:p text:style-name="P35"><text:s text:c="4"/>routingContext.next();</text:p><text:p text:style-name="P35"><text:s text:c="2"/>});</text:p><text:p text:style-name="P35">});</text:p><text:p text:style-name="P35"/><text:p text:style-name="P35">router.route("/rest/v1/todo/:id").handler(function(routingContext) {</text:p><text:p text:style-name="P35"><text:s text:c="2"/>var response = routingContext.response();</text:p><text:p text:style-name="P35"><text:s text:c="2"/>response.setChunked(true);</text:p><text:p text:style-name="P35"><text:s text:c="2"/>response.write("&lt;!-- Comment at the end --&gt;");</text:p><text:p text:style-name="P35"><text:s text:c="2"/>response.end();</text:p><text:p text:style-name="P35">});</text:p><text:p text:style-name="P35"/><text:p text:style-name="P35">server.requestHandler(router.accept).listen(9080);</text:p></draw:text-box></draw:frame></text:p>
      <text:p text:style-name="P10">This is demonstrating how to insert path parameters into the router so that it is easy to use URL based params..</text:p>
      <text:p text:style-name="P10"/>
      <text:p text:style-name="P11">But for ReST APIs, we will want to break out the different HTTP methods:</text:p>
      <text:p text:style-name="P11"><draw:frame draw:style-name="fr3" draw:name="Frame11" text:anchor-type="as-char" svg:width="6.8055in" draw:z-index="10"><draw:text-box fo:min-height="0.5681in"><text:p text:style-name="P37">var server = vertx.createHttpServer();</text:p><text:p text:style-name="P37"/><text:p text:style-name="P37">var Router = require("vertx-apex-js/router");</text:p><text:p text:style-name="P37">var router = Router.router(vertx);</text:p><text:p text:style-name="P37"/><text:p text:style-name="P37">router.get("/rest/v1/todo").handler(function(routingContext) {</text:p><text:p text:style-name="P37"><text:s text:c="2"/>var response = routingContext.response();</text:p><text:p text:style-name="P37"><text:s text:c="2"/>response.putHeader("Content-Type", "text/html");</text:p><text:p text:style-name="P37"><text:s text:c="2"/>response.setChunked(true);</text:p><text:p text:style-name="P37"><text:s text:c="2"/>response.end("&lt;html&gt;&lt;body&gt;&lt;h1&gt;Hello Vert.x!!!&lt;/h1&gt;&lt;/body&gt;&lt;/html&gt;");</text:p><text:p text:style-name="P37">});</text:p><text:p text:style-name="P37"/><text:p text:style-name="P37">router.post("/rest/v1/todo").handler(function(routingContext) {</text:p><text:p text:style-name="P37"><text:s text:c="2"/>var response = routingContext.response();</text:p><text:p text:style-name="P37"><text:s text:c="2"/>response.setStatusCode(202).setStatusMessage("ACCEPTED").putHeader("Content-Type", "text/plain").end("SUCCESS");</text:p><text:p text:style-name="P37">});</text:p><text:p text:style-name="P37"/><text:p text:style-name="P37">server.requestHandler(router.accept).listen(9080);</text:p></draw:text-box></draw:frame></text:p>
      <text:p text:style-name="P11"/>
      <text:p text:style-name="P12">So that get's you through the basics of HTTP related stuff in Vert.x… Now, let's write a real application. A webchat which makes use of Vert.x's ability to bridge the event bus over WebSockets to the browser! Oh, and for giggles, we'll make it distrubuted so that different parts run on different hosts in an HA configuration!</text:p>
      <text:p text:style-name="P12"/>
      <text:p text:style-name="P12"/>
      <text:p text:style-name="P12"/>
      <text:p text:style-name="P12"/>
      <text:p text:style-name="P12"/>
      <text:p text:style-name="P12"/>
      <text:p text:style-name="P12"/>
      <text:p text:style-name="P12"><text:soft-page-break/></text:p>
      <text:p text:style-name="P12">So, create a new project from the archetype we used in the beginning:</text:p>
      <text:p text:style-name="P12"/>
      <text:p text:style-name="P12"><text:bookmark-start text:name="__DdeLink__329_463342721"/>mvn archetype:generate -DarchetypeGroupId=com.zanclus.codepalousa -DarchetypeArtifactId=vertx-js-archetype -DarchetypeVersion=3.0.0.<text:bookmark-end text:name="__DdeLink__329_463342721"/><text:span text:style-name="T13">4</text:span></text:p>
      <text:p text:style-name="P12"/>
      <text:p text:style-name="P13">Let's start with the main verticle… For automatic redeployment purposes, this verticle will do nothing but load our other verticles.</text:p>
      <text:p text:style-name="P13"><draw:frame draw:style-name="fr3" draw:name="Frame12" text:anchor-type="as-char" svg:width="6.8055in" draw:z-index="11"><draw:text-box fo:min-height="0.5681in"><text:p text:style-name="P38">var verticleId = vertx.deployVerticle("com/codepalousa/vertx/webserver.js");</text:p><text:p text:style-name="P39">var verticleId = vertx.deployVerticle("com/codepalousa/vertx/<text:span text:style-name="T11">chat</text:span>.js");</text:p></draw:text-box></draw:frame></text:p>
      <text:p text:style-name="P13">Because of how the automatic redeloyment works, the main verticle cannot be reloaded, but every other verticle can be.</text:p>
      <text:p text:style-name="P13"/>
      <text:p text:style-name="P13">Next, we create our web<text:span text:style-name="T12">s</text:span>erver.<text:span text:style-name="T12">js</text:span> verticle:</text:p>
      <text:p text:style-name="P13"><draw:frame draw:style-name="fr3" draw:name="Frame13" text:anchor-type="as-char" svg:width="6.8055in" draw:z-index="12"><draw:text-box fo:min-height="0.5681in"><text:p text:style-name="P38">var Router = require("vertx-apex-js/router");</text:p><text:p text:style-name="P38">var SockJSHandler = require("vertx-apex-js/sock_js_handler");</text:p><text:p text:style-name="P38">var StaticHandler = require("vertx-apex-js/static_handler");</text:p><text:p text:style-name="P38"/><text:p text:style-name="P38">var router = Router.router(vertx);</text:p><text:p text:style-name="P38"/><text:p text:style-name="P38">// Allow events for the designated addresses in/out of the event bus bridge</text:p><text:p text:style-name="P38">var opts = {</text:p><text:p text:style-name="P38"><text:s text:c="2"/>"inboundPermitteds" : [</text:p><text:p text:style-name="P38"><text:s text:c="4"/>{</text:p><text:p text:style-name="P38"><text:s text:c="6"/>"address" : "chat.to.server"</text:p><text:p text:style-name="P38"><text:s text:c="4"/>}</text:p><text:p text:style-name="P38"><text:s text:c="2"/>],</text:p><text:p text:style-name="P38"><text:s text:c="2"/>"outboundPermitteds" : [</text:p><text:p text:style-name="P38"><text:s text:c="4"/>{</text:p><text:p text:style-name="P38"><text:s text:c="6"/>"address" : "chat.to.client"</text:p><text:p text:style-name="P38"><text:s text:c="4"/>}</text:p><text:p text:style-name="P38"><text:s text:c="2"/>]</text:p><text:p text:style-name="P38">};</text:p><text:p text:style-name="P38"/><text:p text:style-name="P38">// Create the event bus bridge and add it to the router.</text:p><text:p text:style-name="P38">var ebHandler = SockJSHandler.create(vertx).bridge(opts);</text:p><text:p text:style-name="P38">router.route("/eventbus/*").handler(ebHandler.handle);</text:p><text:p text:style-name="P38"/><text:p text:style-name="P38">// Create a router endpoint for the static content.</text:p><text:p text:style-name="P38">router.route().handler(StaticHandler.create().handle);</text:p><text:p text:style-name="P38"/><text:p text:style-name="P38">var server = vertx.createHttpServer().requestHandler(router.accept).listen(9080);</text:p><text:p text:style-name="P38"/><text:p text:style-name="P38">console.log("Web server verticle deployed.");</text:p></draw:text-box></draw:frame></text:p>
      <text:p text:style-name="P13">We'll use several Vert.x extensions here. Apex, auth-service, and core. </text:p>
      <text:p text:style-name="P13"/>
      <text:p text:style-name="P14">Vert.x has a component called the SockJSHandler which allows you to connect from a Vert.x event bus implementation in the browser to the event bus on the server/cluster. This means that you can send event bus messages to/from the browser and have a completely reactive application. No need for server polling, no need for rest requests, just events!</text:p>
      <text:p text:style-name="P14"/>
      <text:p text:style-name="P14">We'll need to create a place to store our static HTML/CSS/JavaScript content for the web application. The StaticHandler which is built-in to Vert.x defaults to a directory in the working directory called “webroot”. For our maven project, the working directory is ${project.dir}/src/main/resources/</text:p>
      <text:p text:style-name="P14"/>
      <text:p text:style-name="P14"><text:soft-page-break/>In that directory, we need to create an index.html page which will have our UI and we will also need to copy in the sockjs library and the vertxbus library for the browser.</text:p>
      <text:p text:style-name="P14"/>
      <text:p text:style-name="P15"><text:bookmark-start text:name="__DdeLink__786_197267731"/>http://bit.ly/1E1mNis<text:bookmark-end text:name="__DdeLink__786_197267731"/></text:p>
      <text:p text:style-name="P15"/>
      <text:p text:style-name="P15"><draw:frame draw:style-name="fr3" draw:name="Frame14" text:anchor-type="as-char" svg:width="6.8055in" draw:z-index="15"><draw:text-box fo:min-height="0.5681in"><text:p text:style-name="P42">&lt;html&gt;</text:p><text:p text:style-name="P42">&lt;head&gt;</text:p><text:p text:style-name="P42"><text:s text:c="2"/>&lt;title&gt;Distributed Chat Service&lt;/title&gt;</text:p><text:p text:style-name="P42"><text:s text:c="2"/>&lt;meta charset="UTF-8"&gt;</text:p><text:p text:style-name="P42"><text:s text:c="2"/>&lt;meta name="viewport" content="width=device-width, initial-scale=1.0"&gt;</text:p><text:p text:style-name="P42"><text:s text:c="2"/>&lt;script src="https://code.jquery.com/jquery-1.11.2.min.js"&gt;&lt;/script&gt;</text:p><text:p text:style-name="P42"><text:s text:c="2"/>&lt;script src="//cdn.jsdelivr.net/sockjs/0.3.4/sockjs.min.js"&gt;&lt;/script&gt;</text:p><text:p text:style-name="P42"><text:s text:c="2"/>&lt;script src="vertxbus.js"&gt;&lt;/script&gt;</text:p><text:p text:style-name="P42"><text:s text:c="2"/>&lt;script src="app.js"&gt;&lt;/script&gt;</text:p><text:p text:style-name="P42"><text:s text:c="2"/>&lt;link href="styles.css" type="text/css" rel="stylesheet"/&gt;</text:p><text:p text:style-name="P42">&lt;/head&gt;</text:p><text:p text:style-name="P42">&lt;body&gt;</text:p><text:p text:style-name="P42">Name: &lt;input id="name" type="text" size="40"&gt;</text:p><text:p text:style-name="P42">&lt;div id="chat" class="inset"&gt;&lt;/div&gt;</text:p><text:p text:style-name="P42">&lt;input id="input" type="text" onkeydown="keyUpEvent(event)" class="inset" disabled&gt;</text:p><text:p text:style-name="P42">&lt;/body&gt;</text:p><text:p text:style-name="P42">&lt;/html&gt;</text:p></draw:text-box></draw:frame></text:p>
      <text:p text:style-name="P45">CSS:</text:p>
      <text:p text:style-name="P45"><draw:frame draw:style-name="fr3" draw:name="Frame16" text:anchor-type="as-char" svg:width="6.8055in" draw:z-index="16"><draw:text-box fo:min-height="0.5681in"><text:p text:style-name="P42">.inset {</text:p><text:p text:style-name="P42"><text:s text:c="2"/>box-shadow: inset 0 0 4px #000000;</text:p><text:p text:style-name="P42"><text:s text:c="2"/>-moz-box-shadow: inset 0 0 4px #000000;</text:p><text:p text:style-name="P42"><text:s text:c="2"/>-webkit-box-shadow: inset 0 0 4px #000000;</text:p><text:p text:style-name="P42"><text:s text:c="2"/>border-width: 4px;</text:p><text:p text:style-name="P42"><text:s text:c="2"/>width: 99%;</text:p><text:p text:style-name="P42"><text:s text:c="2"/>padding: 5px;</text:p><text:p text:style-name="P42">}</text:p><text:p text:style-name="P42">input.inset {</text:p><text:p text:style-name="P42"><text:s text:c="2"/>width: 100%;</text:p><text:p text:style-name="P42">}</text:p><text:p text:style-name="P42">div.inset {</text:p><text:p text:style-name="P42"><text:s text:c="2"/>height: 90%;</text:p><text:p text:style-name="P42"><text:s text:c="2"/>overflow: auto;</text:p><text:p text:style-name="P42">}</text:p><text:p text:style-name="P42">div.timestamp {</text:p><text:p text:style-name="P42"><text:s text:c="2"/>width: 250px;</text:p><text:p text:style-name="P42"><text:s text:c="2"/>float: left;</text:p><text:p text:style-name="P42">}</text:p><text:p text:style-name="P42">div.content {</text:p><text:p text:style-name="P42"><text:s text:c="2"/>overflow: hidden;</text:p><text:p text:style-name="P42"><text:s text:c="2"/>width: auto;</text:p><text:p text:style-name="P42"><text:s text:c="2"/>border-left: 2px solid darkgreen;</text:p><text:p text:style-name="P42"><text:s text:c="2"/>padding-left: 3px;</text:p><text:p text:style-name="P42">}</text:p><text:p text:style-name="P42">div.entry {</text:p><text:p text:style-name="P42"><text:s text:c="2"/>border-bottom: 1px solid #cccccc;</text:p><text:p text:style-name="P42">}</text:p></draw:text-box></draw:frame></text:p>
      <text:p text:style-name="P45"/>
      <text:p text:style-name="P45"/>
      <text:p text:style-name="P45"/>
      <text:p text:style-name="P45"/>
      <text:p text:style-name="P45"/>
      <text:p text:style-name="P45"/>
      <text:p text:style-name="P45"/>
      <text:p text:style-name="P45"/>
      <text:p text:style-name="P45"/>
      <text:p text:style-name="P16"><text:soft-page-break/>OK, we'll come back to the <text:span text:style-name="T15">web content</text:span> in a bit..</text:p>
      <text:p text:style-name="P16"/>
      <text:p text:style-name="P22">Next, we need a chat.js verticle to handle event bus messages from the client.</text:p>
      <text:p text:style-name="P16"><draw:frame draw:style-name="fr3" draw:name="Frame2" text:anchor-type="as-char" svg:width="6.8055in" draw:z-index="13"><draw:text-box fo:min-height="0.5681in"><text:p text:style-name="P41">var eb = vertx.eventBus();</text:p><text:p text:style-name="P41"/><text:p text:style-name="P41">// Receive message from the browser and then broadcast those message back out to all connected clients.</text:p><text:p text:style-name="P41">eb.consumer("client.to.server").handler(function(message) {</text:p><text:p text:style-name="P41"><text:s text:c="2"/>console.log("Message from client: "+message.body().content);</text:p><text:p text:style-name="P41"><text:s text:c="2"/>var reply = message.body();</text:p><text:p text:style-name="P41"><text:s text:c="2"/>var msgTime = new Date();</text:p><text:p text:style-name="P41"><text:s text:c="2"/>reply["timestamp"] = msgTime.toLocaleDateString()+' '+msgTime.toLocaleTimeString();</text:p><text:p text:style-name="P41"><text:s text:c="2"/></text:p><text:p text:style-name="P41"><text:s text:c="2"/>eb.publish("server.to.client", reply);</text:p><text:p text:style-name="P41">});</text:p><text:p text:style-name="P41"/><text:p text:style-name="P41">console.log("Chat verticle deployed.");</text:p></draw:text-box></draw:frame></text:p>
      <text:p text:style-name="P19">Next, let's add the event bus code to the HTML page:</text:p>
      <text:p text:style-name="P19"><text:soft-page-break/><draw:frame draw:style-name="fr3" draw:name="Frame15" text:anchor-type="as-char" svg:width="6.8055in" draw:z-index="14"><draw:text-box fo:min-height="0.5681in"><text:p text:style-name="P43">var eb = {};</text:p><text:p text:style-name="P43">var backoff = 0;</text:p><text:p text:style-name="P43"/><text:p text:style-name="P43">function initEventBus() {</text:p><text:p text:style-name="P43"><text:s text:c="2"/>console.log("Attempting to connect to the eventbus.");</text:p><text:p text:style-name="P43"/><text:p text:style-name="P43"><text:s text:c="2"/>// Create an instance of the Vert.x event bus.</text:p><text:p text:style-name="P43"><text:s text:c="2"/>eb = new vertx.EventBus("/eventbus/");</text:p><text:p text:style-name="P43"/><text:p text:style-name="P43"><text:s text:c="2"/>// Once the event bus connection is established, enable the form input field and register a listener for server</text:p><text:p text:style-name="P43"><text:s text:c="2"/>// messages.</text:p><text:p text:style-name="P43"><text:s text:c="2"/>eb.onopen = function () {</text:p><text:p text:style-name="P43"><text:s text:c="4"/>console.log("Eventbus connected.");</text:p><text:p text:style-name="P43"><text:s text:c="4"/>backoff = 0;</text:p><text:p text:style-name="P43"><text:s text:c="4"/>$('#input').prop('disabled', false);</text:p><text:p text:style-name="P43"><text:s text:c="4"/></text:p><text:p text:style-name="P43"><text:s text:c="4"/>// Register listener for events coming from the server with new messages for the client.</text:p><text:p text:style-name="P43"><text:s text:c="4"/>eb.registerHandler("server.to.client", function (msg) {</text:p><text:p text:style-name="P43"><text:s text:c="6"/>console.log("Message from server: "+msg);</text:p><text:p text:style-name="P43"><text:s text:c="6"/>var entry = '&lt;div class="entry"&gt;&lt;div class="timestamp"&gt;'+</text:p><text:p text:style-name="P43"><text:s text:c="18"/>msg.timestamp+': '+msg.user+'&lt;/div&gt;&lt;div class="content"&gt;'+</text:p><text:p text:style-name="P43"><text:s text:c="18"/>msg.content+'&lt;/div&gt;&lt;/div&gt;\n';</text:p><text:p text:style-name="P43"><text:s text:c="6"/>$('#chat').append(entry);</text:p><text:p text:style-name="P43"><text:s text:c="6"/>$('#chat').attr({ scrollTop: $("#chat").attr("scrollHeight") });</text:p><text:p text:style-name="P43"><text:s text:c="4"/>});</text:p><text:p text:style-name="P43"><text:s text:c="2"/>};</text:p><text:p text:style-name="P43"/><text:p text:style-name="P43"><text:s text:c="2"/>// When the event bus connection closes, attempt to reconnect. If reconnect fails multiple times the reconnection</text:p><text:p text:style-name="P43"><text:s text:c="2"/>// attempts get slower until it tries every 10 seconds. Also, disables the input form element to prevent typing.</text:p><text:p text:style-name="P43"><text:s text:c="2"/>eb.onclose = function() {</text:p><text:p text:style-name="P43"><text:s text:c="4"/>console.log("Eventbus connection lost.");</text:p><text:p text:style-name="P43"><text:s text:c="4"/>$('#input').prop('disabled', true);</text:p><text:p text:style-name="P43"><text:s text:c="4"/>if (backoff&lt;10000) {</text:p><text:p text:style-name="P43"><text:s text:c="6"/>backoff += 1000;</text:p><text:p text:style-name="P43"><text:s text:c="4"/>}</text:p><text:p text:style-name="P43"><text:s text:c="4"/></text:p><text:p text:style-name="P43"><text:s text:c="4"/>// Tell the browser to reconnect the eventbus in 'backoff' milliseconds.</text:p><text:p text:style-name="P43"><text:s text:c="4"/>window.setTimeout(function() {</text:p><text:p text:style-name="P43"><text:s text:c="6"/>initEventBus();</text:p><text:p text:style-name="P43"><text:s text:c="4"/>}, backoff);</text:p><text:p text:style-name="P43"><text:s text:c="2"/>};</text:p><text:p text:style-name="P43">}</text:p><text:p text:style-name="P43"/><text:p text:style-name="P43">// Initialize the event bus and event handlers.</text:p><text:p text:style-name="P43">initEventBus();</text:p><text:p text:style-name="P43"/><text:p text:style-name="P43">// Watch the input field for the 'ENTER' key and send messages when 'ENTER' is pressed.</text:p><text:p text:style-name="P43">function keyUpEvent(event) {</text:p><text:p text:style-name="P43"><text:s text:c="2"/>if (event.keyCode == 13 || event.which == 13) {</text:p><text:p text:style-name="P43"><text:s text:c="4"/>var message = $('#input').val();</text:p><text:p text:style-name="P43"><text:s text:c="4"/>if (message.length &gt; 0) {</text:p><text:p text:style-name="P43"><text:s text:c="6"/>var msg = {"content": message, "user": $('#name').val()};</text:p><text:p text:style-name="P43"><text:s text:c="6"/>console.log(msg);</text:p><text:p text:style-name="P43"><text:s text:c="6"/>eb.send("client.to.server", msg);</text:p><text:p text:style-name="P43"><text:s text:c="6"/>$('#input').val("");</text:p><text:p text:style-name="P43"><text:s text:c="4"/>}</text:p><text:p text:style-name="P43"><text:s text:c="2"/>}</text:p><text:p text:style-name="P43">}</text:p></draw:text-box></draw:frame></text:p>
      <text:p text:style-name="P19"/>
      <text:p text:style-name="P19"/>
      <text:p text:style-name="P19"/>
      <text:p text:style-name="P19"/>
      <text:p text:style-name="P19"/>
      <text:p text:style-name="P19"/>
      <text:p text:style-name="P19"><text:soft-page-break/>In this JavaScript snippet, we are doing a few things:</text:p>
      <text:p text:style-name="P19"/>
      <text:list xml:id="list4603960294906081616" text:style-name="L3">
        <text:list-item>
          <text:p text:style-name="P23">We <text:span text:style-name="T16">create a function to </text:span>instantiate the event bus</text:p>
        </text:list-item>
        <text:list-item>
          <text:p text:style-name="P23"><text:span text:style-name="T16">Once the event bus connects, w</text:span>e register a consumer for the address which will receive messages from the server.</text:p>
        </text:list-item>
        <text:list-item>
          <text:p text:style-name="P23">We create a function which will send a message to the server when the &lt;CR&gt; key is pressed.</text:p>
        </text:list-item>
        <text:list-item>
          <text:p text:style-name="P46">We register a callback for if the event bus disconnects we will try to reconnect.</text:p>
        </text:list-item>
      </text:list>
      <text:p text:style-name="P19"/>
      <text:p text:style-name="P19">Whenever handling a message coming from the event bus, remember that you MUST call the “body()” method to actually get the message content. <text:span text:style-name="T14">I used jQuery in this example, but there is an angularJS library for interfacing with Vert.x as well… The up side of the Angular library is that it supports automatic reconnection of the event bus bridge in case your service restarts or there is a connectivity iss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en Phillips</meta:initial-creator>
    <meta:creation-date>2015-04-17T08:17:49.700450451</meta:creation-date>
    <dc:date>2015-04-28T21:46:07.441278305</dc:date>
    <dc:creator>Deven Phillips</dc:creator>
    <meta:editing-duration>P2DT10H38M24S</meta:editing-duration>
    <meta:editing-cycles>31</meta:editing-cycles>
    <meta:generator>LibreOffice/4.4.2.2$Linux_X86_64 LibreOffice_project/40m0$Build-2</meta:generator>
    <meta:printed-by>Deven Phillips</meta:printed-by>
    <meta:print-date>2015-04-25T14:20:45.967890172</meta:print-date>
    <meta:document-statistic meta:table-count="0" meta:image-count="0" meta:object-count="0" meta:page-count="9" meta:paragraph-count="314" meta:word-count="1858" meta:character-count="15247" meta:non-whitespace-character-count="13285"/>
  </office:meta>
</office:document-meta>
</file>